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729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e1" style:family="table-cell" style:parent-style-name="Default" style:data-style-name="N36"/>
    <style:style style:name="ce2" style:family="table-cell" style:parent-style-name="Default" style:data-style-name="N36">
      <style:table-cell-properties style:text-align-source="fix" style:repeat-content="false"/>
      <style:paragraph-properties fo:text-align="end" fo:margin-left="0in"/>
    </style:style>
    <style:style style:name="ce5" style:family="table-cell" style:parent-style-name="Default" style:data-style-name="N36"/>
    <style:style style:name="ce6" style:family="table-cell" style:parent-style-name="Default" style:data-style-name="N36">
      <style:table-cell-properties style:text-align-source="fix" style:repeat-content="false"/>
      <style:paragraph-properties fo:text-align="end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1" table:default-cell-style-name="ce5"/>
        <table:table-row table:style-name="ro1">
          <table:table-cell office:value-type="string" calcext:value-type="string">
            <text:p>USPCID</text:p>
          </table:table-cell>
          <table:table-cell office:value-type="string" calcext:value-type="string">
            <text:p>USCLID</text:p>
          </table:table-cell>
          <table:table-cell office:value-type="string" calcext:value-type="string">
            <text:p>email_add</text:p>
          </table:table-cell>
          <table:table-cell office:value-type="string" calcext:value-type="string">
            <text:p>Mobile_No</text:p>
          </table:table-cell>
          <table:table-cell office:value-type="string" calcext:value-type="string">
            <text:p>AC_NO</text:p>
          </table:table-cell>
          <table:table-cell office:value-type="string" calcext:value-type="string">
            <text:p>DOB</text:p>
          </table:table-cell>
        </table:table-row>
        <table:table-row table:style-name="ro1">
          <table:table-cell office:value-type="string" calcext:value-type="string">
            <text:p>AIRRA00003</text:p>
          </table:table-cell>
          <table:table-cell office:value-type="string" calcext:value-type="string">
            <text:p>NAIDA00005</text:p>
          </table:table-cell>
          <table:table-cell office:value-type="string" calcext:value-type="string">
            <text:p><text:a xlink:href="mailto:anand.naidu@airraro.com" xlink:type="simple">anand.naidu@airraro.com</text:a></text:p>
          </table:table-cell>
          <table:table-cell office:value-type="float" office:value="55051" calcext:value-type="float">
            <text:p>55051</text:p>
          </table:table-cell>
          <table:table-cell office:value-type="float" office:value="1000100750" calcext:value-type="float">
            <text:p>1000100750</text:p>
          </table:table-cell>
          <table:table-cell office:value-type="date" office:date-value="1972-08-06" calcext:value-type="date">
            <text:p>08/06/1972</text:p>
          </table:table-cell>
        </table:table-row>
        <table:table-row table:style-name="ro1">
          <table:table-cell office:value-type="string" calcext:value-type="string">
            <text:p>AIRRA00003</text:p>
          </table:table-cell>
          <table:table-cell office:value-type="string" calcext:value-type="string">
            <text:p>TUAVL00003</text:p>
          </table:table-cell>
          <table:table-cell office:value-type="string" calcext:value-type="string">
            <text:p><text:a xlink:href="mailto:lynn.tuavera@airraro.com" xlink:type="simple">lynn.tuavera@airraro.com</text:a></text:p>
          </table:table-cell>
          <table:table-cell office:value-type="float" office:value="52595" calcext:value-type="float">
            <text:p>52595</text:p>
          </table:table-cell>
          <table:table-cell office:value-type="float" office:value="1000100750" calcext:value-type="float">
            <text:p>1000100750</text:p>
          </table:table-cell>
          <table:table-cell office:value-type="date" office:date-value="1960-10-11" calcext:value-type="date">
            <text:p>10/11/1960</text:p>
          </table:table-cell>
        </table:table-row>
        <table:table-row table:style-name="ro1">
          <table:table-cell office:value-type="string" calcext:value-type="string">
            <text:p>AIRRA00003</text:p>
          </table:table-cell>
          <table:table-cell office:value-type="string" calcext:value-type="string">
            <text:p>LUKEA00002</text:p>
          </table:table-cell>
          <table:table-cell office:value-type="string" calcext:value-type="string">
            <text:p><text:a xlink:href="mailto:autiare.luke@airraro.com" xlink:type="simple">autiare.luke@airraro.com</text:a></text:p>
          </table:table-cell>
          <table:table-cell office:value-type="float" office:value="51557" calcext:value-type="float">
            <text:p>51557</text:p>
          </table:table-cell>
          <table:table-cell office:value-type="float" office:value="1000100750" calcext:value-type="float">
            <text:p>1000100750</text:p>
          </table:table-cell>
          <table:table-cell table:style-name="ce6" office:value-type="string" calcext:value-type="string">
            <text:p>15/12/1969</text:p>
          </table:table-cell>
        </table:table-row>
        <table:table-row table:style-name="ro1">
          <table:table-cell office:value-type="string" calcext:value-type="string">
            <text:p>AIRRA00003</text:p>
          </table:table-cell>
          <table:table-cell office:value-type="string" calcext:value-type="string">
            <text:p>PAPEK00004</text:p>
          </table:table-cell>
          <table:table-cell office:value-type="string" calcext:value-type="string">
            <text:p><text:a xlink:href="mailto:karlo.papera@airraro.com" xlink:type="simple">karlo.papera@airraro.com</text:a></text:p>
          </table:table-cell>
          <table:table-cell office:value-type="float" office:value="77625" calcext:value-type="float">
            <text:p>77625</text:p>
          </table:table-cell>
          <table:table-cell office:value-type="float" office:value="1000100750" calcext:value-type="float">
            <text:p>1000100750</text:p>
          </table:table-cell>
          <table:table-cell office:value-type="date" office:date-value="1999-01-02" calcext:value-type="date">
            <text:p>01/02/1999</text:p>
          </table:table-cell>
        </table:table-row>
        <table:table-row table:style-name="ro1" table:number-rows-repeated="1048570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16">00/00/0000</text:date>, <text:time style:data-style-name="N2" text:time-value="21:39:35.24120966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16T21:39:36.127179138</meta:creation-date>
    <meta:editing-duration>PT4M14S</meta:editing-duration>
    <meta:editing-cycles>2</meta:editing-cycles>
    <meta:generator>LibreOffice/24.2.7.2$Linux_X86_64 LibreOffice_project/420$Build-2</meta:generator>
    <dc:date>2025-10-16T21:43:49.961756335</dc:date>
    <meta:document-statistic meta:table-count="1" meta:cell-count="30" meta:object-count="0"/>
  </office:meta>
</office:document-meta>
</file>